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4-02-16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4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3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2-12-1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2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2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1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21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9-11-1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9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9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8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6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5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5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5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4-12-0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12-01-31 0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09-12-0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2001-11-0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8</text:p>
          </table:table-cell>
          <table:table-cell office:value-type="string" calcext:value-type="string">
            <text:p>1987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